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376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>
            <text:p>BOM</text:p>
          </table:table-cell>
          <table:table-cell table:number-columns-repeated="1023"/>
        </table:table-row>
        <table:table-row table:style-name="ro1">
          <table:table-cell office:value-type="string">
            <text:p>Hydro B. HA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ocation</text:p>
          </table:table-cell>
          <table:table-cell office:value-type="string">
            <text:p>Desc.</text:p>
          </table:table-cell>
          <table:table-cell office:value-type="string">
            <text:p>MFG PN</text:p>
          </table:table-cell>
          <table:table-cell office:value-type="string">
            <text:p>Digikey PN</text:p>
          </table:table-cell>
          <table:table-cell office:value-type="string">
            <text:p>Mouser PN</text:p>
          </table:table-cell>
          <table:table-cell office:value-type="string">
            <text:p>Newark PN</text:p>
          </table:table-cell>
          <table:table-cell office:value-type="string">
            <text:p>Arow PN</text:p>
          </table:table-cell>
          <table:table-cell table:number-columns-repeated="1017"/>
        </table:table-row>
        <table:table-row table:style-name="ro2">
          <table:table-cell office:value-type="string">
            <text:p>J1</text:p>
          </table:table-cell>
          <table:table-cell table:style-name="ce2" office:value-type="string">
            <text:p>Wire-To-Board Connector, 2.54 mm, 14 Contacts, Header, FCI Quickie 71918 Series, Through Hole </text:p>
          </table:table-cell>
          <table:table-cell office:value-type="string">
            <text:p>71918-214LF</text:p>
          </table:table-cell>
          <table:table-cell office:value-type="string">
            <text:p>609-4495-ND</text:p>
          </table:table-cell>
          <table:table-cell table:style-name="ce2" office:value-type="string">
            <text:p>649-71918-214LF</text:p>
          </table:table-cell>
          <table:table-cell table:style-name="ce2" office:value-type="string">
            <text:p>62K7345 </text:p>
          </table:table-cell>
          <table:table-cell office:value-type="string">
            <text:p>71918-214LF</text:p>
          </table:table-cell>
          <table:table-cell table:number-columns-repeated="1017"/>
        </table:table-row>
        <table:table-row table:style-name="ro1">
          <table:table-cell office:value-type="string">
            <text:p>J2,J7</text:p>
          </table:table-cell>
          <table:table-cell office:value-type="string">
            <text:p>TERMINAL BLOCK, SCREW TYPE, 5.08</text:p>
          </table:table-cell>
          <table:table-cell office:value-type="string">
            <text:p>TB007-508-02BE</text:p>
          </table:table-cell>
          <table:table-cell office:value-type="string">
            <text:p>102-6203-ND</text:p>
          </table:table-cell>
          <table:table-cell table:style-name="ce3" office:value-type="string">
            <text:p>490-TB007-508-02BE </text:p>
          </table:table-cell>
          <table:table-cell office:value-type="string">
            <text:p>***</text:p>
          </table:table-cell>
          <table:table-cell office:value-type="string">
            <text:p>TB007-508-02BE</text:p>
          </table:table-cell>
          <table:table-cell table:number-columns-repeated="1017"/>
        </table:table-row>
        <table:table-row table:style-name="ro1">
          <table:table-cell office:value-type="string">
            <text:p>J3-J6,J9-J16</text:p>
          </table:table-cell>
          <table:table-cell office:value-type="string">
            <text:p>CONN HEADER VERT 2POS 2.5MM</text:p>
          </table:table-cell>
          <table:table-cell office:value-type="string">
            <text:p>B2B-EH-A(LF)(SN)</text:p>
          </table:table-cell>
          <table:table-cell office:value-type="string">
            <text:p>455-1611-ND</text:p>
          </table:table-cell>
          <table:table-cell office:value-type="string">
            <text:p>***</text:p>
          </table:table-cell>
          <table:table-cell table:style-name="ce3" office:value-type="string">
            <text:p>53X3090</text:p>
          </table:table-cell>
          <table:table-cell office:value-type="string">
            <text:p>B2B-EH-A(LF)(SN)</text:p>
          </table:table-cell>
          <table:table-cell table:number-columns-repeated="1017"/>
        </table:table-row>
        <table:table-row table:style-name="ro1">
          <table:table-cell office:value-type="string">
            <text:p>J8</text:p>
          </table:table-cell>
          <table:table-cell office:value-type="string">
            <text:p>NOT POPULATED</text:p>
          </table:table-cell>
          <table:table-cell table:number-columns-repeated="1022"/>
        </table:table-row>
        <table:table-row table:style-name="ro1">
          <table:table-cell office:value-type="string">
            <text:p>F1,F2</text:p>
          </table:table-cell>
          <table:table-cell office:value-type="string">
            <text:p>FUSE HOLDER RADIAL 250V 6.3A PCB</text:p>
          </table:table-cell>
          <table:table-cell office:value-type="float" office:value="56000001009">
            <text:p>56000001009</text:p>
          </table:table-cell>
          <table:table-cell office:value-type="string">
            <text:p>WK6235-ND</text:p>
          </table:table-cell>
          <table:table-cell table:style-name="ce3" office:value-type="string">
            <text:p>576-56000001009 </text:p>
          </table:table-cell>
          <table:table-cell table:style-name="ce3" office:value-type="string">
            <text:p>15P8392 </text:p>
          </table:table-cell>
          <table:table-cell office:value-type="float" office:value="56000001009">
            <text:p>56000001009</text:p>
          </table:table-cell>
          <table:table-cell table:number-columns-repeated="1017"/>
        </table:table-row>
        <table:table-row table:style-name="ro1">
          <table:table-cell office:value-type="string">
            <text:p>D1</text:p>
          </table:table-cell>
          <table:table-cell office:value-type="string">
            <text:p>DIODE SCHOTTKY 40V 3A AXIAL</text:p>
          </table:table-cell>
          <table:table-cell office:value-type="string">
            <text:p>MBR340RLG</text:p>
          </table:table-cell>
          <table:table-cell office:value-type="string">
            <text:p>MBR340RLGOSCT-ND</text:p>
          </table:table-cell>
          <table:table-cell table:style-name="ce3" office:value-type="string">
            <text:p>863-MBR340G</text:p>
          </table:table-cell>
          <table:table-cell table:style-name="ce3" office:value-type="string">
            <text:p>38K4514 </text:p>
          </table:table-cell>
          <table:table-cell office:value-type="string">
            <text:p>MBR340RLG</text:p>
          </table:table-cell>
          <table:table-cell table:number-columns-repeated="1017"/>
        </table:table-row>
        <table:table-row table:style-name="ro1">
          <table:table-cell office:value-type="string">
            <text:p>D2-D6</text:p>
          </table:table-cell>
          <table:table-cell office:value-type="string">
            <text:p>LED RED CLEAR T-1 T/H</text:p>
          </table:table-cell>
          <table:table-cell office:value-type="string">
            <text:p>WP710A10SECK/J3</text:p>
          </table:table-cell>
          <table:table-cell office:value-type="string">
            <text:p>754-1756-ND</text:p>
          </table:table-cell>
          <table:table-cell table:style-name="ce3" office:value-type="string">
            <text:p>604-WP710A10SECKJ3 </text:p>
          </table:table-cell>
          <table:table-cell office:value-type="string">
            <text:p>***</text:p>
          </table:table-cell>
          <table:table-cell office:value-type="string">
            <text:p>WP710A10SECK/J3</text:p>
          </table:table-cell>
          <table:table-cell table:number-columns-repeated="1017"/>
        </table:table-row>
        <table:table-row table:style-name="ro1">
          <table:table-cell office:value-type="string">
            <text:p>R1,R14,R15</text:p>
          </table:table-cell>
          <table:table-cell office:value-type="string">
            <text:p>10 kOhms ±1% 0.25W, 1/4W Through Hole Resistor Axial <text:s/>Metal Film</text:p>
          </table:table-cell>
          <table:table-cell office:value-type="string">
            <text:p>MFR-25FBF52-10K</text:p>
          </table:table-cell>
          <table:table-cell office:value-type="string">
            <text:p>10.0KXBK-ND</text:p>
          </table:table-cell>
          <table:table-cell table:style-name="ce3" office:value-type="string">
            <text:p>603-MFR-25FBF52-10K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2</text:p>
          </table:table-cell>
          <table:table-cell office:value-type="string">
            <text:p>7.87 kOhms ±1% 0.25W, 1/4W Through Hole Resistor Axial <text:s/>Metal Film</text:p>
          </table:table-cell>
          <table:table-cell office:value-type="string">
            <text:p>MFR-25FBF52-7K87</text:p>
          </table:table-cell>
          <table:table-cell office:value-type="string">
            <text:p>7.87KXBK-ND</text:p>
          </table:table-cell>
          <table:table-cell table:style-name="ce3" office:value-type="string">
            <text:p>603-MFR-25FBF52-7K87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3</text:p>
          </table:table-cell>
          <table:table-cell office:value-type="string">
            <text:p>1.27 kOhms ±1% 0.25W, 1/4W Through Hole Resistor Axial <text:s/>Metal Film</text:p>
          </table:table-cell>
          <table:table-cell office:value-type="string">
            <text:p>MFR-25FBF52-1K27</text:p>
          </table:table-cell>
          <table:table-cell office:value-type="string">
            <text:p>1.27KXBK-ND</text:p>
          </table:table-cell>
          <table:table-cell table:style-name="ce3" office:value-type="string">
            <text:p>603-MFR-25FBF52-1K27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4</text:p>
          </table:table-cell>
          <table:table-cell table:number-columns-repeated="1023"/>
        </table:table-row>
        <table:table-row table:style-name="ro1">
          <table:table-cell office:value-type="string">
            <text:p>R5</text:p>
          </table:table-cell>
          <table:table-cell office:value-type="string">
            <text:p>20 kOhms ±1% 0.25W, 1/4W Through Hole Resistor Axial <text:s/>Metal Film</text:p>
          </table:table-cell>
          <table:table-cell office:value-type="string">
            <text:p>MFR-25FBF52-20K</text:p>
          </table:table-cell>
          <table:table-cell office:value-type="string">
            <text:p>20.0KXBK-ND</text:p>
          </table:table-cell>
          <table:table-cell table:style-name="ce3" office:value-type="string">
            <text:p>603-MFR-25FBF52-20K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6</text:p>
          </table:table-cell>
          <table:table-cell office:value-type="string">
            <text:p>2.87 kOhms ±1% 0.25W, 1/4W Through Hole Resistor Axial <text:s/>Metal Film</text:p>
          </table:table-cell>
          <table:table-cell office:value-type="string">
            <text:p>MFR-25FBF52-2K87</text:p>
          </table:table-cell>
          <table:table-cell office:value-type="string">
            <text:p>2.87KXBK-ND</text:p>
          </table:table-cell>
          <table:table-cell table:style-name="ce3" office:value-type="string">
            <text:p>603-MFR-25FBF52-2K87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7</text:p>
          </table:table-cell>
          <table:table-cell office:value-type="string">
            <text:p>24.9 kOhms ±1% 0.25W, 1/4W Through Hole Resistor Axial <text:s/>Metal Film</text:p>
          </table:table-cell>
          <table:table-cell office:value-type="string">
            <text:p>MFR-25FBF52-24K9</text:p>
          </table:table-cell>
          <table:table-cell office:value-type="string">
            <text:p>24.9KXBK-ND</text:p>
          </table:table-cell>
          <table:table-cell table:style-name="ce3" office:value-type="string">
            <text:p>603-MFR-25FBF52-24K9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9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R10</text:p>
          </table:table-cell>
          <table:table-cell office:value-type="string">
            <text:p>220 Ohms ±5% 0.25W, 1/4W Through Hole Resistor Axial <text:s/>Carbon Film</text:p>
          </table:table-cell>
          <table:table-cell office:value-type="string">
            <text:p>CFR-25JB-52-220R</text:p>
          </table:table-cell>
          <table:table-cell office:value-type="string">
            <text:p>220QBK-ND</text:p>
          </table:table-cell>
          <table:table-cell table:style-name="ce3" office:value-type="string">
            <text:p>603-CFR-25JB-52-220R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11-13</text:p>
          </table:table-cell>
          <table:table-cell office:value-type="string">
            <text:p>1 kOhms ±1% 0.25W, 1/4W Through Hole Resistor Axial <text:s/>Metal Film</text:p>
          </table:table-cell>
          <table:table-cell office:value-type="string">
            <text:p>MFR-25FBF52-1K</text:p>
          </table:table-cell>
          <table:table-cell office:value-type="string">
            <text:p>1.00KXBK-ND</text:p>
          </table:table-cell>
          <table:table-cell table:style-name="ce3" office:value-type="string">
            <text:p>603-MFR-25FBF52-1K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16</text:p>
          </table:table-cell>
          <table:table-cell office:value-type="string">
            <text:p>2 kOhms ±1% 0.25W, 1/4W Through Hole Resistor Axial <text:s/>Metal Film</text:p>
          </table:table-cell>
          <table:table-cell office:value-type="string">
            <text:p>MFR-25FBF52-2K</text:p>
          </table:table-cell>
          <table:table-cell office:value-type="string">
            <text:p>2.00KXBK-ND</text:p>
          </table:table-cell>
          <table:table-cell table:style-name="ce3" office:value-type="string">
            <text:p>603-MFR-25FBF52-2K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17</text:p>
          </table:table-cell>
          <table:table-cell office:value-type="string">
            <text:p>560 Ohms ±5% 0.25W, 1/4W Through Hole Resistor Axial <text:s/>Carbon Film</text:p>
          </table:table-cell>
          <table:table-cell office:value-type="string">
            <text:p>CFR-25JB-52-560R</text:p>
          </table:table-cell>
          <table:table-cell office:value-type="string">
            <text:p>560QBK-ND</text:p>
          </table:table-cell>
          <table:table-cell table:style-name="ce4" office:value-type="string">
            <text:p>603-CFR-25JB-52-560R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18</text:p>
          </table:table-cell>
          <table:table-cell office:value-type="string">
            <text:p>3.9 kOhms ±5% 0.25W, 1/4W Through Hole Resistor Axial <text:s/>Carbon Film</text:p>
          </table:table-cell>
          <table:table-cell office:value-type="string">
            <text:p>CFR-25JB-52-3K9</text:p>
          </table:table-cell>
          <table:table-cell office:value-type="string">
            <text:p>3.9KQBK-ND</text:p>
          </table:table-cell>
          <table:table-cell table:style-name="ce3" office:value-type="string">
            <text:p>603-CFR-25JB-52-3K9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C1,C15,C18</text:p>
          </table:table-cell>
          <table:table-cell office:value-type="string">
            <text:p>0.1µF ±10% 50V Ceramic Capacitor X7R Radial</text:p>
          </table:table-cell>
          <table:table-cell office:value-type="string">
            <text:p>C322C104K5R5TA</text:p>
          </table:table-cell>
          <table:table-cell office:value-type="string">
            <text:p>399-4329-ND</text:p>
          </table:table-cell>
          <table:table-cell table:style-name="ce3" office:value-type="string">
            <text:p>80-C322C104K5R</text:p>
          </table:table-cell>
          <table:table-cell table:style-name="ce3" office:value-type="string">
            <text:p>18K5744 </text:p>
          </table:table-cell>
          <table:table-cell office:value-type="string">
            <text:p>C322C104K5R5TA</text:p>
          </table:table-cell>
          <table:table-cell table:number-columns-repeated="1017"/>
        </table:table-row>
        <table:table-row table:style-name="ro1">
          <table:table-cell office:value-type="string">
            <text:p>C2,C3</text:p>
          </table:table-cell>
          <table:table-cell office:value-type="string">
            <text:p>CAP ALUM 10UF 20% 35V RADIAL</text:p>
          </table:table-cell>
          <table:table-cell office:value-type="string">
            <text:p>ECA-1VM100I</text:p>
          </table:table-cell>
          <table:table-cell office:value-type="string">
            <text:p>P19549CT-ND</text:p>
          </table:table-cell>
          <table:table-cell table:style-name="ce3" office:value-type="string">
            <text:p>667-ECA-1VM100I </text:p>
          </table:table-cell>
          <table:table-cell office:value-type="string">
            <text:p>***</text:p>
          </table:table-cell>
          <table:table-cell office:value-type="string">
            <text:p>ECA-1VM100I</text:p>
          </table:table-cell>
          <table:table-cell table:number-columns-repeated="1017"/>
        </table:table-row>
        <table:table-row table:style-name="ro1">
          <table:table-cell office:value-type="string">
            <text:p>C4,C8,C11</text:p>
          </table:table-cell>
          <table:table-cell office:value-type="string">
            <text:p>CAP ALUM 100UF 20% 50V RADIAL</text:p>
          </table:table-cell>
          <table:table-cell office:value-type="string">
            <text:p>ECA-1HHG101B</text:p>
          </table:table-cell>
          <table:table-cell office:value-type="string">
            <text:p>P19446CT-ND</text:p>
          </table:table-cell>
          <table:table-cell table:style-name="ce3" office:value-type="string">
            <text:p>667-ECA-1HHG101B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C5,C10,C12</text:p>
          </table:table-cell>
          <table:table-cell office:value-type="string">
            <text:p>CAP ALUM 47UF 20% 50V RADIAL</text:p>
          </table:table-cell>
          <table:table-cell office:value-type="string">
            <text:p>ECA-1HM470</text:p>
          </table:table-cell>
          <table:table-cell office:value-type="string">
            <text:p>P5181-ND</text:p>
          </table:table-cell>
          <table:table-cell table:style-name="ce3" office:value-type="string">
            <text:p>667-ECA-1HM470</text:p>
          </table:table-cell>
          <table:table-cell office:value-type="string">
            <text:p>***</text:p>
          </table:table-cell>
          <table:table-cell office:value-type="string">
            <text:p>ECA-1HM470</text:p>
          </table:table-cell>
          <table:table-cell table:number-columns-repeated="1017"/>
        </table:table-row>
        <table:table-row table:style-name="ro1">
          <table:table-cell office:value-type="string">
            <text:p>C7,C9</text:p>
          </table:table-cell>
          <table:table-cell office:value-type="string">
            <text:p>CAP ALUM 330UF 20% 50V RADIAL</text:p>
          </table:table-cell>
          <table:table-cell office:value-type="string">
            <text:p>ECA-1HM331</text:p>
          </table:table-cell>
          <table:table-cell office:value-type="string">
            <text:p>P5184-ND</text:p>
          </table:table-cell>
          <table:table-cell table:style-name="ce3" office:value-type="string">
            <text:p>667-ECA-1HM331</text:p>
          </table:table-cell>
          <table:table-cell office:value-type="string">
            <text:p>***</text:p>
          </table:table-cell>
          <table:table-cell office:value-type="string">
            <text:p>ECA-1HM331</text:p>
          </table:table-cell>
          <table:table-cell table:number-columns-repeated="1017"/>
        </table:table-row>
        <table:table-row table:style-name="ro1">
          <table:table-cell office:value-type="string">
            <text:p>C13,C17</text:p>
          </table:table-cell>
          <table:table-cell office:value-type="string">
            <text:p>CAP CER 10UF 50V X5R RADIAL</text:p>
          </table:table-cell>
          <table:table-cell office:value-type="string">
            <text:p>FG26X5R1H106KRT06</text:p>
          </table:table-cell>
          <table:table-cell office:value-type="string">
            <text:p>445-173434-1-ND</text:p>
          </table:table-cell>
          <table:table-cell table:style-name="ce3" office:value-type="string">
            <text:p>810-FG26X5R1H106KRT6 </text:p>
          </table:table-cell>
          <table:table-cell office:value-type="string">
            <text:p>***</text:p>
          </table:table-cell>
          <table:table-cell office:value-type="string">
            <text:p>FG26X5R1H106KRT06</text:p>
          </table:table-cell>
          <table:table-cell table:number-columns-repeated="1017"/>
        </table:table-row>
        <table:table-row table:style-name="ro1">
          <table:table-cell office:value-type="string">
            <text:p>C14</text:p>
          </table:table-cell>
          <table:table-cell office:value-type="string">
            <text:p>CAP CER 4.7UF 50V X5R RADIAL</text:p>
          </table:table-cell>
          <table:table-cell office:value-type="string">
            <text:p>FG24X5R1H475KRT00</text:p>
          </table:table-cell>
          <table:table-cell office:value-type="string">
            <text:p>445-181258-ND</text:p>
          </table:table-cell>
          <table:table-cell table:style-name="ce3" office:value-type="string">
            <text:p>810-FG24X5R1H475KRT0 </text:p>
          </table:table-cell>
          <table:table-cell office:value-type="string">
            <text:p>***</text:p>
          </table:table-cell>
          <table:table-cell office:value-type="string">
            <text:p>FG24X5R1H475KRT00</text:p>
          </table:table-cell>
          <table:table-cell table:number-columns-repeated="1017"/>
        </table:table-row>
        <table:table-row table:style-name="ro1">
          <table:table-cell office:value-type="string">
            <text:p>C16</text:p>
          </table:table-cell>
          <table:table-cell table:style-name="Default" office:value-type="string">
            <text:p>CAP CER 1000PF 2KV Y5P RADIAL</text:p>
          </table:table-cell>
          <table:table-cell table:style-name="Default" office:value-type="string">
            <text:p>S102K33Y5PP63K5R</text:p>
          </table:table-cell>
          <table:table-cell table:style-name="Default" office:value-type="string">
            <text:p>1252PH-ND</text:p>
          </table:table-cell>
          <table:table-cell table:style-name="ce3" office:value-type="string">
            <text:p>594-S102K33Y5PP63K5R </text:p>
          </table:table-cell>
          <table:table-cell table:number-columns-repeated="2" table:style-name="Default" office:value-type="string">
            <text:p>S102K33Y5PP63K5R</text:p>
          </table:table-cell>
          <table:table-cell table:number-columns-repeated="1017"/>
        </table:table-row>
        <table:table-row table:style-name="ro1">
          <table:table-cell office:value-type="string">
            <text:p>L1,L2,L4</text:p>
          </table:table-cell>
          <table:table-cell office:value-type="string">
            <text:p>FIXED IND 1UH 10A 13 MOHM TH</text:p>
          </table:table-cell>
          <table:table-cell office:value-type="string">
            <text:p>RL622-1R0K-RC</text:p>
          </table:table-cell>
          <table:table-cell office:value-type="string">
            <text:p>M9975-ND</text:p>
          </table:table-cell>
          <table:table-cell table:style-name="ce3" office:value-type="string">
            <text:p>652-RL622-1R0K-RC </text:p>
          </table:table-cell>
          <table:table-cell table:style-name="ce3" office:value-type="string">
            <text:p>86K3356</text:p>
          </table:table-cell>
          <table:table-cell office:value-type="string">
            <text:p>RL622-1R0K-RC</text:p>
          </table:table-cell>
          <table:table-cell table:number-columns-repeated="1017"/>
        </table:table-row>
        <table:table-row table:style-name="ro1">
          <table:table-cell office:value-type="string">
            <text:p>L3</text:p>
          </table:table-cell>
          <table:table-cell office:value-type="string">
            <text:p>FIXED IND 2.2UH 6.5A 21 MOHM TH</text:p>
          </table:table-cell>
          <table:table-cell office:value-type="string">
            <text:p>RL622-2R2K-RC</text:p>
          </table:table-cell>
          <table:table-cell office:value-type="string">
            <text:p>M9977-ND</text:p>
          </table:table-cell>
          <table:table-cell table:style-name="ce3" office:value-type="string">
            <text:p>652-RL622-2R2K-RC </text:p>
          </table:table-cell>
          <table:table-cell table:style-name="ce3" office:value-type="string">
            <text:p>86K3375 </text:p>
          </table:table-cell>
          <table:table-cell office:value-type="string">
            <text:p>RL622-2R2K-RC</text:p>
          </table:table-cell>
          <table:table-cell table:number-columns-repeated="1017"/>
        </table:table-row>
        <table:table-row table:style-name="ro2">
          <table:table-cell office:value-type="string">
            <text:p>Q1-Q3,Q5</text:p>
          </table:table-cell>
          <table:table-cell office:value-type="string">
            <text:p>MOSFET Transistor, N Channel, 200 mA, 60 V, 1.2 ohm, 10 V, 2.1 V</text:p>
          </table:table-cell>
          <table:table-cell office:value-type="string">
            <text:p>2N7000</text:p>
          </table:table-cell>
          <table:table-cell office:value-type="string">
            <text:p>2N7000FS-ND</text:p>
          </table:table-cell>
          <table:table-cell table:style-name="ce2" office:value-type="string">
            <text:p>512-2N7000 </text:p>
          </table:table-cell>
          <table:table-cell table:style-name="ce2" office:value-type="string">
            <text:p>98K6267 </text:p>
          </table:table-cell>
          <table:table-cell office:value-type="string">
            <text:p>2N7000</text:p>
          </table:table-cell>
          <table:table-cell table:number-columns-repeated="1017"/>
        </table:table-row>
        <table:table-row table:style-name="ro1">
          <table:table-cell office:value-type="string">
            <text:p>Q4</text:p>
          </table:table-cell>
          <table:table-cell office:value-type="string">
            <text:p>MOSFET P-CH 60V 27A TO-220</text:p>
          </table:table-cell>
          <table:table-cell office:value-type="string">
            <text:p>FQP27P06</text:p>
          </table:table-cell>
          <table:table-cell office:value-type="string">
            <text:p>FQP27P06-ND</text:p>
          </table:table-cell>
          <table:table-cell table:style-name="ce3" office:value-type="string">
            <text:p>512-FQP27P06 </text:p>
          </table:table-cell>
          <table:table-cell table:style-name="ce3" office:value-type="string">
            <text:p>58K1524 </text:p>
          </table:table-cell>
          <table:table-cell office:value-type="string">
            <text:p>FQP27P06</text:p>
          </table:table-cell>
          <table:table-cell table:number-columns-repeated="1017"/>
        </table:table-row>
        <table:table-row table:style-name="ro1">
          <table:table-cell office:value-type="string">
            <text:p>PS1</text:p>
          </table:table-cell>
          <table:table-cell office:value-type="string">
            <text:p>DC-DC ISOLATED, 20 W, 9-36 VDC I</text:p>
          </table:table-cell>
          <table:table-cell office:value-type="string">
            <text:p>PDQE20-Q24-S24-D</text:p>
          </table:table-cell>
          <table:table-cell office:value-type="string">
            <text:p>102-6270-ND</text:p>
          </table:table-cell>
          <table:table-cell table:style-name="ce3" office:value-type="string">
            <text:p>490-PDQE20-Q24-S24-D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3">
          <table:table-cell office:value-type="string">
            <text:p>PS2</text:p>
          </table:table-cell>
          <table:table-cell office:value-type="string">
            <text:p>DC DC CONVERTER 5V 30W</text:p>
          </table:table-cell>
          <table:table-cell office:value-type="string">
            <text:p>SKMW30F-05</text:p>
          </table:table-cell>
          <table:table-cell office:value-type="string">
            <text:p>1866-4667-ND</text:p>
          </table:table-cell>
          <table:table-cell table:style-name="ce5"/>
          <table:table-cell office:value-type="string">
            <text:p>***</text:p>
          </table:table-cell>
          <table:table-cell office:value-type="string">
            <text:p>SKMW30F-05</text:p>
          </table:table-cell>
          <table:table-cell table:number-columns-repeated="1017"/>
        </table:table-row>
        <table:table-row table:style-name="ro1">
          <table:table-cell office:value-type="string">
            <text:p>PS3</text:p>
          </table:table-cell>
          <table:table-cell office:value-type="string">
            <text:p>DC DC CONVERTER 3.3V 5W</text:p>
          </table:table-cell>
          <table:table-cell office:value-type="string">
            <text:p>OKI-78SR-3.3/1.5-W36H-C</text:p>
          </table:table-cell>
          <table:table-cell office:value-type="string">
            <text:p>811-3014-ND</text:p>
          </table:table-cell>
          <table:table-cell table:style-name="ce3" office:value-type="string">
            <text:p>580-OKI78SR3.31.5WHC</text:p>
          </table:table-cell>
          <table:table-cell table:style-name="ce3" office:value-type="string">
            <text:p>58T9850 </text:p>
          </table:table-cell>
          <table:table-cell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U1</text:p>
          </table:table-cell>
          <table:table-cell office:value-type="string">
            <text:p>IC MCU 8BIT 1.75KB FLASH 8DIP</text:p>
          </table:table-cell>
          <table:table-cell office:value-type="string">
            <text:p>PIC12F1501-I/P</text:p>
          </table:table-cell>
          <table:table-cell office:value-type="string">
            <text:p>PIC12F1501-I/P-ND</text:p>
          </table:table-cell>
          <table:table-cell table:style-name="ce3" office:value-type="string">
            <text:p>579-PIC12F1501-I/P </text:p>
          </table:table-cell>
          <table:table-cell table:style-name="ce3" office:value-type="string">
            <text:p>93T7733 </text:p>
          </table:table-cell>
          <table:table-cell office:value-type="string">
            <text:p>PIC12F1501-I/P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IC ADC 16BIT SIGMA-DELTA 8SOIC</text:p>
          </table:table-cell>
          <table:table-cell office:value-type="string">
            <text:p>MCP3426A0T-E/SN</text:p>
          </table:table-cell>
          <table:table-cell office:value-type="string">
            <text:p>MCP3426A0T-E/SNCT-ND</text:p>
          </table:table-cell>
          <table:table-cell table:style-name="ce3" office:value-type="string">
            <text:p>579-MCP3426A0TE/SN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2020-01-30</text:date>, <text:time>14:4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9M12S</meta:editing-duration>
    <meta:editing-cycles>5</meta:editing-cycles>
    <meta:generator>OpenOffice/4.1.7$Win32 OpenOffice.org_project/417m1$Build-9800</meta:generator>
    <dc:date>2020-01-30T14:42:08.40</dc:date>
    <dc:creator>cidco </dc:creator>
    <meta:document-statistic meta:table-count="3" meta:cell-count="250" meta:object-count="0"/>
    <meta:user-defined meta:name="Info 1"/>
    <meta:user-defined meta:name="Info 2"/>
    <meta:user-defined meta:name="Info 3"/>
    <meta:user-defined meta:name="Info 4"/>
  </office:meta>
</office:document-meta>
</file>